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体" svg:font-family="游ゴシック体" style:font-family-generic="system" style:font-pitch="variable"/>
    <style:font-face style:name="游明朝体" svg:font-family="游明朝体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ダミーデータ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体" svg:font-family="游ゴシック体" style:font-family-generic="system" style:font-pitch="variable"/>
    <style:font-face style:name="游明朝体" svg:font-family="游明朝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体" style:font-size-asian="10.5pt" style:language-asian="ja" style:country-asian="JP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体" style:font-size-asian="10.5pt" style:language-asian="ja" style:country-asian="JP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体" style:font-family-asian="游ゴシック体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7:24:42.686188179</meta:creation-date>
    <dc:date>2024-09-09T17:25:36.048398181</dc:date>
    <meta:editing-duration>PT54S</meta:editing-duration>
    <meta:editing-cycles>1</meta:editing-cycles>
    <meta:document-statistic meta:table-count="0" meta:image-count="0" meta:object-count="0" meta:page-count="1" meta:paragraph-count="1" meta:word-count="6" meta:character-count="6" meta:non-whitespace-character-count="6"/>
    <meta:generator>LibreOffice/24.2.4.2$MacOSX_X86_64 LibreOffice_project/51a6219feb6075d9a4c46691dcfe0cd9c4fff3c2</meta:generator>
  </office:meta>
</office:document-meta>
</file>